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iberation" svg:font-family="Liberation"/>
    <style:font-face style:name="Mangal1" svg:font-family="Mangal"/>
    <style:font-face style:name="inherit" svg:font-family="inherit"/>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widows="1" fo:text-indent="0in" style:auto-text-indent="false" fo:padding="0in" fo:border="none"/>
      <style:text-properties fo:font-variant="normal" fo:text-transform="none" fo:color="#111111" style:font-name="Helvetica Neue" fo:font-size="12pt" fo:letter-spacing="normal" fo:font-style="normal" fo:font-weight="normal"/>
    </style:style>
    <style:style style:name="P2" style:family="paragraph" style:parent-style-name="Standard">
      <style:text-properties style:font-name="Courier New" fo:font-size="12pt" officeooo:rsid="0012d549" officeooo:paragraph-rsid="0012d549" style:font-name-asian="Courier New" style:font-size-asian="12pt" style:language-asian="ja" style:country-asian="JP" style:font-size-complex="12pt"/>
    </style:style>
    <style:style style:name="P3" style:family="paragraph" style:parent-style-name="Standard">
      <style:text-properties style:font-name="Courier New" fo:font-size="12pt" officeooo:rsid="0014a1a2" officeooo:paragraph-rsid="0014a1a2" style:font-name-asian="Arial" style:font-size-asian="12pt" style:language-asian="ja" style:country-asian="JP" style:font-size-complex="12pt"/>
    </style:style>
    <style:style style:name="P4" style:family="paragraph" style:parent-style-name="Standard">
      <style:text-properties style:font-name="Courier New" fo:font-size="12pt" officeooo:rsid="0019528e" officeooo:paragraph-rsid="0019528e" style:font-name-asian="Arial" style:font-size-asian="12pt" style:language-asian="ja" style:country-asian="JP" style:font-size-complex="12pt"/>
    </style:style>
    <style:style style:name="P5" style:family="paragraph" style:parent-style-name="Standard">
      <style:text-properties style:font-name="Courier New" fo:font-size="12pt" officeooo:rsid="001b190e" officeooo:paragraph-rsid="001b190e" style:font-name-asian="Arial" style:font-size-asian="12pt" style:language-asian="ja" style:country-asian="JP" style:font-size-complex="12pt"/>
    </style:style>
    <style:style style:name="P6" style:family="paragraph" style:parent-style-name="Standard">
      <style:text-properties style:font-name="Arial" fo:font-size="12pt" officeooo:rsid="0012d549" officeooo:paragraph-rsid="0012d549" style:font-name-asian="Arial" style:font-size-asian="12pt" style:language-asian="ja" style:country-asian="JP" style:font-size-complex="12pt"/>
    </style:style>
    <style:style style:name="P7" style:family="paragraph" style:parent-style-name="Standard">
      <style:text-properties style:font-name="Arial" fo:font-size="12pt" officeooo:rsid="0014384b" officeooo:paragraph-rsid="0014384b" style:font-name-asian="Arial" style:font-size-asian="12pt" style:language-asian="ja" style:country-asian="JP" style:font-size-complex="12pt"/>
    </style:style>
    <style:style style:name="P8" style:family="paragraph" style:parent-style-name="Standard">
      <style:text-properties style:font-name="Arial" fo:font-size="12pt" officeooo:rsid="0015d488" officeooo:paragraph-rsid="0015d488" style:font-name-asian="Arial" style:font-size-asian="12pt" style:language-asian="ja" style:country-asian="JP" style:font-size-complex="12pt"/>
    </style:style>
    <style:style style:name="P9" style:family="paragraph" style:parent-style-name="Standard">
      <style:text-properties style:font-name="Arial" fo:font-size="12pt" officeooo:rsid="00177550" officeooo:paragraph-rsid="00177550" style:font-name-asian="Arial" style:font-size-asian="12pt" style:language-asian="ja" style:country-asian="JP" style:font-size-complex="12pt"/>
    </style:style>
    <style:style style:name="P10" style:family="paragraph" style:parent-style-name="Standard">
      <style:text-properties style:font-name="Arial" fo:font-size="12pt" officeooo:rsid="0019528e" officeooo:paragraph-rsid="0019528e" style:font-name-asian="Arial" style:font-size-asian="12pt" style:language-asian="ja" style:country-asian="JP" style:font-size-complex="12pt"/>
    </style:style>
    <style:style style:name="P11" style:family="paragraph" style:parent-style-name="Standard">
      <style:text-properties officeooo:paragraph-rsid="00177550"/>
    </style:style>
    <style:style style:name="P12" style:family="paragraph" style:parent-style-name="Standard">
      <style:paragraph-properties fo:text-align="end" style:justify-single-word="false"/>
      <style:text-properties officeooo:rsid="001b190e" officeooo:paragraph-rsid="001b190e"/>
    </style:style>
    <style:style style:name="T1" style:family="text">
      <style:text-properties style:font-name="inherit" fo:font-size="7.80000019073486pt" fo:padding="0in" fo:border="none"/>
    </style:style>
    <style:style style:name="T2" style:family="text">
      <style:text-properties fo:font-weight="bold" style:font-weight-asian="bold" style:font-weight-complex="bold"/>
    </style:style>
    <style:style style:name="T3" style:family="text">
      <style:text-properties officeooo:rsid="0014384b"/>
    </style:style>
    <style:style style:name="T4" style:family="text">
      <style:text-properties officeooo:rsid="0014a1a2"/>
    </style:style>
    <style:style style:name="T5" style:family="text">
      <style:text-properties officeooo:rsid="0015d488"/>
    </style:style>
    <style:style style:name="T6" style:family="text">
      <style:text-properties style:language-asian="ja" style:country-asian="JP"/>
    </style:style>
    <style:style style:name="T7" style:family="text">
      <style:text-properties officeooo:rsid="00177550" style:language-asian="ja" style:country-asian="JP"/>
    </style:style>
    <style:style style:name="T8" style:family="text">
      <style:text-properties officeooo:rsid="001b19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7">C</text:span><text:span text:style-name="T6">SCI 144</text:span></text:p>
      <text:p text:style-name="P12"><text:span text:style-name="T6">Homework 4</text:span></text:p>
      <text:p text:style-name="P12"><text:span text:style-name="T6">Bee Cha</text:span></text:p>
      <text:p text:style-name="P11"><text:span text:style-name="T7">1)</text:span></text:p>
      <text:p text:style-name="Standard"/>
      <text:p text:style-name="P2">BBQ::insert(int item)</text:p>
      <text:p text:style-name="P2">{</text:p>
      <text:p text:style-name="P2"><text:tab/>lock.acquire();</text:p>
      <text:p text:style-name="P2"><text:tab/>while ( (nextEmpty – front) == MAX)</text:p>
      <text:p text:style-name="P2"><text:tab/>{</text:p>
      <text:p text:style-name="P2"><text:tab/><text:tab/>//Queue is full, wait for another thread to remove an item</text:p>
      <text:p text:style-name="P2"><text:tab/><text:tab/><text:span text:style-name="T2">itemRemoved.wait(&amp;lock);</text:span></text:p>
      <text:p text:style-name="P2"><text:tab/>}</text:p>
      <text:p text:style-name="P2"><text:tab/>items[nextEmpty % MAX] = item;</text:p>
      <text:p text:style-name="P2"><text:tab/>nextEmpty++;</text:p>
      <text:p text:style-name="P2"><text:tab/>itemAdded.signal();</text:p>
      <text:p text:style-name="P2"><text:tab/>lock.release();</text:p>
      <text:p text:style-name="P2">}</text:p>
      <text:p text:style-name="P2"/>
      <text:p text:style-name="P2">int BBQ::remove()</text:p>
      <text:p text:style-name="P2">{</text:p>
      <text:p text:style-name="P2"><text:tab/>int item;</text:p>
      <text:p text:style-name="P2"><text:tab/>lock.acquire();</text:p>
      <text:p text:style-name="P2"><text:tab/>while ( (front == nextEmpty)</text:p>
      <text:p text:style-name="P2"><text:tab/>{</text:p>
      <text:p text:style-name="P2"><text:tab/><text:tab/>//Nothing to remove from queue, wait for another thread to </text:p>
      <text:p text:style-name="P2"><text:tab/><text:tab/>//add an item</text:p>
      <text:p text:style-name="P2"><text:tab/><text:tab/><text:span text:style-name="T2">itemAdded.wait(&amp;lock);</text:span></text:p>
      <text:p text:style-name="P2"><text:tab/>}</text:p>
      <text:p text:style-name="P2"><text:tab/>item = items[front % MAX];</text:p>
      <text:p text:style-name="P2"><text:tab/>front++;</text:p>
      <text:p text:style-name="P2"><text:tab/>itemRemoved.signal();</text:p>
      <text:p text:style-name="P2"><text:tab/>lock.release();</text:p>
      <text:p text:style-name="P2"><text:tab/>return item;</text:p>
      <text:p text:style-name="P2">}</text:p>
      <text:p text:style-name="P2"/>
      <text:p text:style-name="P6">This does not guarantee <text:span text:style-name="T5">free</text:span> starvation because <text:span text:style-name="T3">it can leave one of the threads to starve (to wait forever).</text:span></text:p>
      <text:p text:style-name="P7">One example:</text:p>
      <text:p text:style-name="P7">Let's say thread T1 is performing BBQ.insert and thread T2 is performing BBQ.remove. There can be a chance where T2 has already finished performing all removal processes and T2 has yet to finish insert process. But the BBQ list can be full and doesn't allow anymore insertion. Then T1 will forever wait for T2 to remove some items from the list but T2 has already finished and will not run again. Therefore T1 will starve forever. So to look at it <text:span text:style-name="T4">sequentially</text:span>:</text:p>
      <text:p text:style-name="P7"/>
      <text:p text:style-name="P3">T2.exit(); <text:s/>//Scheduler has removed T2</text:p>
      <text:p text:style-name="P3">BBQ List [5, 1, 9, 8, 3]; <text:s/>//List is full</text:p>
      <text:p text:style-name="P3">/*T1 tries to perform BBQ.insert*/</text:p>
      <text:p text:style-name="P3">/*But list is full, so T1 is put on wait*/</text:p>
      <text:p text:style-name="P3"><text:soft-page-break/>itemRemove.wait(&amp;T1.lock);</text:p>
      <text:p text:style-name="P3">/*T1 will now wait for T2 to remove an item from the list*/</text:p>
      <text:p text:style-name="P3">/*BUT T2 has already called exit*/</text:p>
      <text:p text:style-name="P3"/>
      <text:p text:style-name="P8">Vice-versa, T2 can also starve and wait for T1 to add an item into the list.</text:p>
      <text:p text:style-name="P8"/>
      <text:p text:style-name="P9">2)</text:p>
      <text:p text:style-name="P9">For the Readers/Writers lock example, we use writeGo.signal() to release one thread from the condition variable. Technically, we can use writeGo.broadcast() to release <text:span text:style-name="T8">all</text:span> threads from the condition variable, BUT at most only 1 thread can be waiting to write according to the example. Thus, by calling writeGo.signal(), it'll be more efficient.</text:p>
      <text:p text:style-name="P9"/>
      <text:p text:style-name="P9"/>
      <text:p text:style-name="P10">3)</text:p>
      <text:p text:style-name="P10"/>
      <text:p text:style-name="P10">It will create 3 queues. Then it will have some threads to insert some values into the queues.</text:p>
      <text:p text:style-name="P10"><text:span text:style-name="T8">p</text:span>utSome has a loop to insert 50 items, so:</text:p>
      <text:p text:style-name="P4">Q1 = {0, 1, 2, …, 49, 50}</text:p>
      <text:p text:style-name="P4">Q2 = {0, 1, 2, …, 49, 50}</text:p>
      <text:p text:style-name="P4">Q3 = {0, 1, 2, …, 49, 50}</text:p>
      <text:p text:style-name="P10"/>
      <text:p text:style-name="P10">Next, it runs testRemoval for all 3 queues. <text:span text:style-name="T8">t</text:span>estRemoval has a loop to remove 20 items. Therefore, the precise output of the code will be:</text:p>
      <text:p text:style-name="P4">Queue 0:</text:p>
      <text:p text:style-name="P4">Removed 0</text:p>
      <text:p text:style-name="P4">Removed 1</text:p>
      <text:p text:style-name="P4">Removed 2</text:p>
      <text:p text:style-name="P4">…</text:p>
      <text:p text:style-name="P4">…</text:p>
      <text:p text:style-name="P4">Removed 19</text:p>
      <text:p text:style-name="P4">Queue 1:</text:p>
      <text:p text:style-name="P4">Removed 0</text:p>
      <text:p text:style-name="P4">Removed 1</text:p>
      <text:p text:style-name="P4">Removed 2</text:p>
      <text:p text:style-name="P4">…</text:p>
      <text:p text:style-name="P4">…</text:p>
      <text:p text:style-name="P5">Removed 18</text:p>
      <text:p text:style-name="P5">Removed 19</text:p>
      <text:p text:style-name="P4">Queue 2:</text:p>
      <text:p text:style-name="P4">Removed <text:span text:style-name="T8">0</text:span></text:p>
      <text:p text:style-name="P4">Removed 1</text:p>
      <text:p text:style-name="P5">Removed 2</text:p>
      <text:p text:style-name="P5">…</text:p>
      <text:p text:style-name="P5">…</text:p>
      <text:p text:style-name="P5">Removed 18</text:p>
      <text:p text:style-name="P5">Removed 19</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iberation" svg:font-family="Liberation"/>
    <style:font-face style:name="Mangal1" svg:font-family="Mangal"/>
    <style:font-face style:name="inherit" svg:font-family="inherit"/>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22:29:31.447000000</meta:creation-date>
    <dc:date>2015-10-28T13:26:03.824000000</dc:date>
    <meta:editing-duration>PT23M13S</meta:editing-duration>
    <meta:editing-cycles>6</meta:editing-cycles>
    <meta:generator>LibreOffice/4.4.0.3$Windows_x86 LibreOffice_project/de093506bcdc5fafd9023ee680b8c60e3e0645d7</meta:generator>
    <meta:document-statistic meta:table-count="0" meta:image-count="0" meta:object-count="0" meta:page-count="2" meta:paragraph-count="76" meta:word-count="417" meta:character-count="2325" meta:non-whitespace-character-count="1952"/>
  </office:meta>
</office:document-meta>
</file>